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bleJUnitRunn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ableJUnitRunner.TestableJUnitRunner( Class &lt; ? &gt; k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ableJUnitRunn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bleJUnitRunner.refreshed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